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hdphoto1.wdp" manifest:media-type="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b4c7e7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8" style:parent-style-name="Graphics">
      <style:graphic-properties draw:fill="none" draw:stroke="non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 style:parent-style-name="Graphics">
      <style:graphic-properties draw:fill="none" fo:clip="rect(0in, 0.08943in, 0in, 0.08943in)" draw:stroke="none" style:mirror="horizontal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6a884d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84" style:parent-style-name="Graphics">
      <style:graphic-properties draw:fill="none" draw:stroke="none" style:protect="position siz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1" draw:style-name="a380" draw:master-page-name="Master1-Layout1-title-שקופית-כותרת" presentation:presentation-page-layout-name="Master1-PPL1" draw:id="Slide-256">
        <draw:custom-shape svg:x="1.48116in" svg:y="0in" svg:width="10.37101in" svg:height="7.5in" draw:id="id63" draw:style-name="a383" draw:name="Rectangle 9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384" draw:name="Picture 11" svg:x="0in" svg:y="0in" svg:width="13.33333in" svg:height="7.5in" style:rel-width="scale" style:rel-height="scale">
          <draw:image xlink:href="media/image1.png" xlink:type="simple" xlink:show="embed" xlink:actuate="onLoad"/>
          <svg:title/>
          <svg:desc/>
        </draw:frame>
        <draw:custom-shape svg:x="2.34524in" svg:y="0in" svg:width="8.57143in" svg:height="7.5in" draw:id="id65" draw:style-name="a387" draw:name="Freeform: Shape 13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type="non-primitive" svg:viewBox="0 0 7837716 6858000" draw:enhanced-path="M 2232159 0 L 5605557 0 5617845 5384 C 6931322 618789 7837716 1921305 7837716 3429000 7837716 4936696 6931322 6239212 5617845 6852616 L 5605557 6858000 2232159 6858000 2219871 6852616 C 906394 6239212 0 4936696 0 3429000 0 1921305 906394 618789 2219871 5384 Z N" draw:text-areas="?f30 ?f32 ?f31 ?f33" draw:glue-points="?f19 ?f20 ?f21 ?f20 ?f22 ?f23 ?f24 ?f25 ?f22 ?f26 ?f21 ?f27 ?f19 ?f27 ?f28 ?f26 ?f29 ?f25 ?f28 ?f23" draw:glue-point-leaving-directions="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837716"/>
            <draw:equation draw:name="f7" draw:formula="?f4 / 6858000"/>
            <draw:equation draw:name="f8" draw:formula="2232159 * ?f5 / 7837716"/>
            <draw:equation draw:name="f9" draw:formula="0 * ?f4 / 6858000"/>
            <draw:equation draw:name="f10" draw:formula="5605557 * ?f5 / 7837716"/>
            <draw:equation draw:name="f11" draw:formula="5617845 * ?f5 / 7837716"/>
            <draw:equation draw:name="f12" draw:formula="5384 * ?f4 / 6858000"/>
            <draw:equation draw:name="f13" draw:formula="7837716 * ?f5 / 7837716"/>
            <draw:equation draw:name="f14" draw:formula="3429000 * ?f4 / 6858000"/>
            <draw:equation draw:name="f15" draw:formula="6852616 * ?f4 / 6858000"/>
            <draw:equation draw:name="f16" draw:formula="6858000 * ?f4 / 6858000"/>
            <draw:equation draw:name="f17" draw:formula="2219871 * ?f5 / 7837716"/>
            <draw:equation draw:name="f18" draw:formula="0 * ?f5 / 7837716"/>
            <draw:equation draw:name="f19" draw:formula="?f8 / ?f6"/>
            <draw:equation draw:name="f20" draw:formula="?f9 / ?f7"/>
            <draw:equation draw:name="f21" draw:formula="?f10 / ?f6"/>
            <draw:equation draw:name="f22" draw:formula="?f11 / ?f6"/>
            <draw:equation draw:name="f23" draw:formula="?f12 / ?f7"/>
            <draw:equation draw:name="f24" draw:formula="?f13 / ?f6"/>
            <draw:equation draw:name="f25" draw:formula="?f14 / ?f7"/>
            <draw:equation draw:name="f26" draw:formula="?f15 / ?f7"/>
            <draw:equation draw:name="f27" draw:formula="?f16 / ?f7"/>
            <draw:equation draw:name="f28" draw:formula="?f17 / ?f6"/>
            <draw:equation draw:name="f29" draw:formula="?f18 / ?f6"/>
            <draw:equation draw:name="f30" draw:formula="?f0 / ?f6"/>
            <draw:equation draw:name="f31" draw:formula="?f1 / ?f6"/>
            <draw:equation draw:name="f32" draw:formula="?f2 / ?f7"/>
            <draw:equation draw:name="f33" draw:formula="?f3 / ?f7"/>
          </draw:enhanced-geometry>
        </draw:custom-shape>
        <draw:frame draw:id="id66" draw:style-name="a388" draw:name="תמונה 10" svg:x="6.55937in" svg:y="1.26428in" svg:width="3.58111in" svg:height="4.00124in" style:rel-width="scale" style:rel-height="scale">
          <draw:image xlink:href="media/image2.JPG" xlink:type="simple" xlink:show="embed" xlink:actuate="onLoad"/>
          <svg:title/>
          <svg:desc/>
        </draw:frame>
        <draw:frame draw:id="id67" draw:style-name="a389" draw:name="תמונה 12" svg:x="3.19285in" svg:y="1.20714in" svg:width="3.75734in" svg:height="4.05839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2" draw:style-name="a390" draw:master-page-name="Master1-Layout2-obj-כותרת-ותוכן" presentation:presentation-page-layout-name="Master1-PPL2" draw:id="Slide-257"/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שקופית כותרת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presentation-page-layout style:name="Master1-PPL2" style:display-name="כותרת ותוכן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presentation-page-layout style:name="Master1-PPL3" style:display-name="כותרת מקטע עליונה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presentation-page-layout style:name="Master1-PPL4" style:display-name="שני תכנים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presentation-page-layout style:name="Master1-PPL5" style:display-name="השוואה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presentation-page-layout style:name="Master1-PPL6" style:display-name="כותרת בלבד">
      <presentation:placeholder presentation:object="title" svg:x="0.91667in" svg:y="0.39931in" svg:width="11.5in" svg:height="1.44965in"/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presentation-page-layout style:name="Master1-PPL7" style:display-name="ריק"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presentation-page-layout style:name="Master1-PPL8" style:display-name="תוכן עם כיתוב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presentation-page-layout style:name="Master1-PPL9" style:display-name="תמונה עם כיתוב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presentation-page-layout style:name="Master1-PPL10" style:display-name="כותרת וטקסט אנכי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presentation-page-layout style:name="Master1-PPL11" style:display-name="כותרת אנכית וטקסט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83333in" style:font-size-asian="0.83333in" style:font-size-complex="0.8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2222in" style:font-size-asian="0.22222in" style:font-size-complex="0.22222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2222in" style:font-size-asian="0.22222in" style:font-size-complex="0.22222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83333in" style:font-size-asian="0.83333in" style:font-size-complex="0.8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ערכת-נושא-Office" style:page-layout-name="pageLayout1" draw:style-name="a0">
      <draw:frame draw:id="id0" presentation:style-name="a4" draw:name="מציין מיקום של כותרת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לחץ כדי לערוך סגנון כותרת של תבנית בסיס</text:span><text:span text:style-name="a2" text:class-names=""/></text:p>
        </draw:text-box>
        <svg:title/>
        <svg:desc/>
      </draw:frame>
      <draw:frame draw:id="id1" presentation:style-name="a21" draw:name="מציין מיקום טקסט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לחץ כדי לערוך סגנונות טקסט של תבנית בסיס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רמה שנייה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רמה חמישית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מציין מיקום של תאריך 3" svg:x="9.4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מציין מיקום של כותרת תחתונה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מציין מיקום של מספר שקופית 5" svg:x="0.9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שקופית-כותרת" style:page-layout-name="pageLayout1" draw:style-name="a34">
      <draw:frame draw:id="id5" presentation:style-name="a38" draw:name="כותרת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לחץ כדי לערוך סגנון כותרת של תבנית בסיס</text:span><text:span text:style-name="a36" text:class-names=""/></text:p>
        </draw:text-box>
        <svg:title/>
        <svg:desc/>
      </draw:frame>
      <draw:frame draw:id="id6" presentation:style-name="a42" draw:name="כותרת משנה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לחץ כדי לערוך סגנון כותרת משנה של תבנית בסיס</text:span><text:span text:style-name="a40" text:class-names=""/></text:p>
        </draw:text-box>
        <svg:title/>
        <svg:desc/>
      </draw:frame>
      <draw:frame draw:id="id7" presentation:style-name="a47" draw:name="מציין מיקום של תאריך 3" svg:x="9.4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מציין מיקום של כותרת תחתונה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מציין מיקום של מספר שקופית 5" svg:x="0.9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כותרת-ותוכן" style:page-layout-name="pageLayout1" draw:style-name="a55">
      <draw:frame draw:id="id10" presentation:style-name="a59" draw:name="כותרת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לחץ כדי לערוך סגנון כותרת של תבנית בסיס</text:span><text:span text:style-name="a57" text:class-names=""/></text:p>
        </draw:text-box>
        <svg:title/>
        <svg:desc/>
      </draw:frame>
      <draw:frame draw:id="id11" presentation:style-name="a76" draw:name="מציין מיקום תוכן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לחץ כדי לערוך סגנונות טקסט של תבנית בסיס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רמה שנייה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רמה חמישית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מציין מיקום של תאריך 3" svg:x="9.4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מציין מיקום של כותרת תחתונה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מציין מיקום של מספר שקופית 5" svg:x="0.9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כותרת-מקטע-עליונה" style:page-layout-name="pageLayout1" draw:style-name="a89">
      <draw:frame draw:id="id15" presentation:style-name="a93" draw:name="כותרת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לחץ כדי לערוך סגנון כותרת של תבנית בסיס</text:span><text:span text:style-name="a91" text:class-names=""/></text:p>
        </draw:text-box>
        <svg:title/>
        <svg:desc/>
      </draw:frame>
      <draw:frame draw:id="id16" presentation:style-name="a97" draw:name="מציין מיקום טקסט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לחץ כדי לערוך סגנונות טקסט של תבנית בסיס</text:span></text:p>
            </text:list-item>
          </text:list>
        </draw:text-box>
        <svg:title/>
        <svg:desc/>
      </draw:frame>
      <draw:frame draw:id="id17" presentation:style-name="a102" draw:name="מציין מיקום של תאריך 3" svg:x="9.4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מציין מיקום של כותרת תחתונה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מציין מיקום של מספר שקופית 5" svg:x="0.9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שני-תכנים" style:page-layout-name="pageLayout1" draw:style-name="a110">
      <draw:frame draw:id="id20" presentation:style-name="a114" draw:name="כותרת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לחץ כדי לערוך סגנון כותרת של תבנית בסיס</text:span><text:span text:style-name="a112" text:class-names=""/></text:p>
        </draw:text-box>
        <svg:title/>
        <svg:desc/>
      </draw:frame>
      <draw:frame draw:id="id21" presentation:style-name="a131" draw:name="מציין מיקום תוכן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לחץ כדי לערוך סגנונות טקסט של תבנית בסיס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רמה שנייה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רמה חמישית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מציין מיקום תוכן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לחץ כדי לערוך סגנונות טקסט של תבנית בסיס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רמה שנייה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רמה חמישית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מציין מיקום של תאריך 4" svg:x="9.4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מציין מיקום של כותרת תחתונה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מציין מיקום של מספר שקופית 6" svg:x="0.9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השוואה" style:page-layout-name="pageLayout1" draw:style-name="a161">
      <draw:frame draw:id="id26" presentation:style-name="a165" draw:name="כותרת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לחץ כדי לערוך סגנון כותרת של תבנית בסיס</text:span><text:span text:style-name="a163" text:class-names=""/></text:p>
        </draw:text-box>
        <svg:title/>
        <svg:desc/>
      </draw:frame>
      <draw:frame draw:id="id27" presentation:style-name="a169" draw:name="מציין מיקום טקסט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לחץ כדי לערוך סגנונות טקסט של תבנית בסיס</text:span></text:p>
            </text:list-item>
          </text:list>
        </draw:text-box>
        <svg:title/>
        <svg:desc/>
      </draw:frame>
      <draw:frame draw:id="id28" presentation:style-name="a186" draw:name="מציין מיקום תוכן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לחץ כדי לערוך סגנונות טקסט של תבנית בסיס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רמה שנייה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רמה חמישית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מציין מיקום טקסט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לחץ כדי לערוך סגנונות טקסט של תבנית בסיס</text:span></text:p>
            </text:list-item>
          </text:list>
        </draw:text-box>
        <svg:title/>
        <svg:desc/>
      </draw:frame>
      <draw:frame draw:id="id30" presentation:style-name="a207" draw:name="מציין מיקום תוכן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לחץ כדי לערוך סגנונות טקסט של תבנית בסיס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רמה שנייה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רמה חמישית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מציין מיקום של תאריך 6" svg:x="9.4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מציין מיקום של כותרת תחתונה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מציין מיקום של מספר שקופית 8" svg:x="0.9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כותרת-בלבד" style:page-layout-name="pageLayout1" draw:style-name="a220">
      <draw:frame draw:id="id34" presentation:style-name="a224" draw:name="כותרת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לחץ כדי לערוך סגנון כותרת של תבנית בסיס</text:span><text:span text:style-name="a222" text:class-names=""/></text:p>
        </draw:text-box>
        <svg:title/>
        <svg:desc/>
      </draw:frame>
      <draw:frame draw:id="id35" presentation:style-name="a229" draw:name="מציין מיקום של תאריך 2" svg:x="9.4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מציין מיקום של כותרת תחתונה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מציין מיקום של מספר שקופית 4" svg:x="0.9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ריק" style:page-layout-name="pageLayout1" draw:style-name="a237">
      <draw:frame draw:id="id38" presentation:style-name="a242" draw:name="מציין מיקום של תאריך 1" svg:x="9.4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מציין מיקום של כותרת תחתונה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מציין מיקום של מספר שקופית 3" svg:x="0.9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תוכן-עם-כיתוב" style:page-layout-name="pageLayout1" draw:style-name="a250">
      <draw:frame draw:id="id41" presentation:style-name="a254" draw:name="כותרת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לחץ כדי לערוך סגנון כותרת של תבנית בסיס</text:span><text:span text:style-name="a252" text:class-names=""/></text:p>
        </draw:text-box>
        <svg:title/>
        <svg:desc/>
      </draw:frame>
      <draw:frame draw:id="id42" presentation:style-name="a271" draw:name="מציין מיקום תוכן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לחץ כדי לערוך סגנונות טקסט של תבנית בסיס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רמה שנייה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רמה חמישית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מציין מיקום טקסט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לחץ כדי לערוך סגנונות טקסט של תבנית בסיס</text:span></text:p>
            </text:list-item>
          </text:list>
        </draw:text-box>
        <svg:title/>
        <svg:desc/>
      </draw:frame>
      <draw:frame draw:id="id44" presentation:style-name="a280" draw:name="מציין מיקום של תאריך 4" svg:x="9.4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מציין מיקום של כותרת תחתונה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מציין מיקום של מספר שקופית 6" svg:x="0.9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תמונה-עם-כיתוב" style:page-layout-name="pageLayout1" draw:style-name="a288">
      <draw:frame draw:id="id47" presentation:style-name="a292" draw:name="כותרת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לחץ כדי לערוך סגנון כותרת של תבנית בסיס</text:span><text:span text:style-name="a290" text:class-names=""/></text:p>
        </draw:text-box>
        <svg:title/>
        <svg:desc/>
      </draw:frame>
      <draw:frame draw:id="id48" presentation:style-name="a295" draw:name="מציין מיקום של תמונה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מציין מיקום טקסט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לחץ כדי לערוך סגנונות טקסט של תבנית בסיס</text:span></text:p>
            </text:list-item>
          </text:list>
        </draw:text-box>
        <svg:title/>
        <svg:desc/>
      </draw:frame>
      <draw:frame draw:id="id50" presentation:style-name="a304" draw:name="מציין מיקום של תאריך 4" svg:x="9.4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מציין מיקום של כותרת תחתונה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מציין מיקום של מספר שקופית 6" svg:x="0.9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כותרת-וטקסט-אנכי" style:page-layout-name="pageLayout1" draw:style-name="a312">
      <draw:frame draw:id="id53" presentation:style-name="a316" draw:name="כותרת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לחץ כדי לערוך סגנון כותרת של תבנית בסיס</text:span><text:span text:style-name="a314" text:class-names=""/></text:p>
        </draw:text-box>
        <svg:title/>
        <svg:desc/>
      </draw:frame>
      <draw:frame draw:id="id54" presentation:style-name="a333" draw:name="מציין מיקום של טקסט אנכי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לחץ כדי לערוך סגנונות טקסט של תבנית בסיס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רמה שנייה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רמה חמישית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מציין מיקום של תאריך 3" svg:x="9.4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מציין מיקום של כותרת תחתונה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מציין מיקום של מספר שקופית 5" svg:x="0.9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כותרת-אנכית-וטקסט" style:page-layout-name="pageLayout1" draw:style-name="a346">
      <draw:frame draw:id="id58" presentation:style-name="a350" draw:name="כותרת אנכית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לחץ כדי לערוך סגנון כותרת של תבנית בסיס</text:span><text:span text:style-name="a348" text:class-names=""/></text:p>
        </draw:text-box>
        <svg:title/>
        <svg:desc/>
      </draw:frame>
      <draw:frame draw:id="id59" presentation:style-name="a367" draw:name="מציין מיקום של טקסט אנכי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לחץ כדי לערוך סגנונות טקסט של תבנית בסיס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רמה שנייה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רמה חמישית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מציין מיקום של תאריך 3" svg:x="9.4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מציין מיקום של כותרת תחתונה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מציין מיקום של מספר שקופית 5" svg:x="0.9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מצגת של PowerPoint‏</dc:title>
    <meta:initial-creator>Rufina Agayev</meta:initial-creator>
    <dc:creator>Rufina Agayev</dc:creator>
    <meta:creation-date>2019-08-26T18:47:46Z</meta:creation-date>
    <dc:date>2019-08-26T18:56:25Z</dc:date>
    <meta:editing-cycles>1</meta:editing-cycles>
    <meta:editing-duration>PT518S</meta:editing-duration>
    <meta:document-statistic meta:paragraph-count="0" meta:word-count="0"/>
  </office:meta>
</office:document-meta>
</file>